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5.46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6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istoria de usuari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Puntos</text:p>
          </table:table-cell>
        </table:table-row>
        <table:table-row table:style-name="ro1">
          <table:table-cell office:value-type="string" calcext:value-type="string">
            <text:p>Yo como: administrador Quiero: registrar un cliente Para: llevar un registro de mis clien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 como: administrador Quiero: registrar un producto Para: llevar un registro <text:s/>de mis produc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 como: administrador Quiero: ver las compras realizadas por un cliente Para: saber los consumos de ese cli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 como: administrador Quiero: ver los productos disponibles Para: saber el stock de mis produc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 como: administrador Quiero: aplicar promoción Para: darle <text:s/>un incentivo al clien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 como: administrador Quiero: aplicar descuento Para: ofrecerle descuentos a un cli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 como: administrador Quiero: dar de baja a un cliente Para: tener mi registro actualizado de los clien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 como: administrador Quiero: saber el precio de un producto Para: consultarlo cuando sea necesario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 como: administrador Quiero: saber el id de un producto Para: consulta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 como: administrador Quiero: saber la descripción de un producto Para: conocer en detalle el product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0:02:25.820304355</meta:creation-date>
    <dc:date>2019-10-30T20:55:00.900177150</dc:date>
    <meta:editing-duration>PT19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